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8"/>
        <table:table-column table:style-name="ACOL-0" table:number-columns-repeated="2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421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1550">
            <text:p>1550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Grosswald1973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4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1655">
            <text:p>165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5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3000">
            <text:p>3000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9625000000000004">
            <text:p>6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8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3385">
            <text:p>338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9625000000000004">
            <text:p>6.9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GlazovskiyEtal1992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179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250">
            <text:p>4250</text:p>
          </table:table-cell>
          <table:table-cell table:style-name="ACE-1" office:value-type="float" office:value="132.50999999999999">
            <text:p>132.5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Dibner1965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9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520">
            <text:p>452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11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600">
            <text:p>460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5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980">
            <text:p>4980</text:p>
          </table:table-cell>
          <table:table-cell table:style-name="ACE-1" office:value-type="float" office:value="122.81">
            <text:p>122.8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9625">
            <text:p>13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355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5940">
            <text:p>5940</text:p>
          </table:table-cell>
          <table:table-cell table:style-name="ACE-1" office:value-type="float" office:value="273.27999999999997">
            <text:p>273.28</text:p>
          </table:table-cell>
          <table:table-cell table:style-name="ACE-1" office:value-type="string">
            <text:p>Algae peat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9625">
            <text:p>15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1" office:value-type="string">
            <text:p>Grosswald1973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3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6090">
            <text:p>609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3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6760">
            <text:p>676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6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6765">
            <text:p>6765</text:p>
          </table:table-cell>
          <table:table-cell table:style-name="ACE-1" office:value-type="float" office:value="122.81">
            <text:p>122.8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962499999999999">
            <text:p>19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783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8265">
            <text:p>8265</text:p>
          </table:table-cell>
          <table:table-cell table:style-name="ACE-1" office:value-type="float" office:value="479.54000000000002">
            <text:p>479.54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">
            <text:p>15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GlazovskiyEtal1992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2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68">
            <text:p>47.68</text:p>
          </table:table-cell>
          <table:table-cell table:style-name="ACE-1" office:value-type="float" office:value="5592.9899999999998">
            <text:p>5592.99</text:p>
          </table:table-cell>
          <table:table-cell table:style-name="ACE-1" office:value-type="float" office:value="81.420000000000002">
            <text:p>81.4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4625">
            <text:p>13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8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00000000000003">
            <text:p>47.7</text:p>
          </table:table-cell>
          <table:table-cell table:style-name="ACE-1" office:value-type="float" office:value="4282.9899999999998">
            <text:p>4282.99</text:p>
          </table:table-cell>
          <table:table-cell table:style-name="ACE-1" office:value-type="float" office:value="110.59">
            <text:p>110.59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7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10000000000001">
            <text:p>47.71</text:p>
          </table:table-cell>
          <table:table-cell table:style-name="ACE-1" office:value-type="float" office:value="6792.9899999999998">
            <text:p>6792.99</text:p>
          </table:table-cell>
          <table:table-cell table:style-name="ACE-1" office:value-type="float" office:value="95.030000000000001">
            <text:p>95.0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6</text:p>
          </table:table-cell>
          <table:table-cell table:style-name="ACE-1" office:value-type="float" office:value="80.780000000000001">
            <text:p>80.78</text:p>
          </table:table-cell>
          <table:table-cell table:style-name="ACE-1" office:value-type="float" office:value="47.719999999999999">
            <text:p>47.72</text:p>
          </table:table-cell>
          <table:table-cell table:style-name="ACE-1" office:value-type="float" office:value="3032.9899999999998">
            <text:p>3032.99</text:p>
          </table:table-cell>
          <table:table-cell table:style-name="ACE-1" office:value-type="float" office:value="84.590000000000003">
            <text:p>84.59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9625000000000004">
            <text:p>6.9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1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19999999999999">
            <text:p>47.72</text:p>
          </table:table-cell>
          <table:table-cell table:style-name="ACE-1" office:value-type="float" office:value="4632.9899999999998">
            <text:p>4632.99</text:p>
          </table:table-cell>
          <table:table-cell table:style-name="ACE-1" office:value-type="float" office:value="81.420000000000002">
            <text:p>81.4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10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59999999999998">
            <text:p>47.76</text:p>
          </table:table-cell>
          <table:table-cell table:style-name="ACE-1" office:value-type="float" office:value="4552.9899999999998">
            <text:p>4552.99</text:p>
          </table:table-cell>
          <table:table-cell table:style-name="ACE-1" office:value-type="float" office:value="87.920000000000002">
            <text:p>87.9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47</text:p>
          </table:table-cell>
          <table:table-cell table:style-name="ACE-1" office:value-type="float" office:value="80.150000000000006">
            <text:p>80.15</text:p>
          </table:table-cell>
          <table:table-cell table:style-name="ACE-1" office:value-type="float" office:value="48.840000000000003">
            <text:p>48.84</text:p>
          </table:table-cell>
          <table:table-cell table:style-name="ACE-1" office:value-type="float" office:value="8653.2399999999998">
            <text:p>8653.24</text:p>
          </table:table-cell>
          <table:table-cell table:style-name="ACE-1" office:value-type="float" office:value="145.02000000000001">
            <text:p>145.02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">
            <text:p>11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Zemlya_Georga-4</text:p>
          </table:table-cell>
          <table:table-cell table:style-name="ACE-1" office:value-type="float" office:value="80.150000000000006">
            <text:p>80.15</text:p>
          </table:table-cell>
          <table:table-cell table:style-name="ACE-1" office:value-type="float" office:value="48.840000000000003">
            <text:p>48.84</text:p>
          </table:table-cell>
          <table:table-cell table:style-name="ACE-1" office:value-type="float" office:value="11500">
            <text:p>11500</text:p>
          </table:table-cell>
          <table:table-cell table:style-name="ACE-1" office:value-type="float" office:value="1500">
            <text:p>1500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U-series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">
            <text:p>11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7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1340">
            <text:p>134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0.5-m long log on raised beach above storm limi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8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2180">
            <text:p>21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2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9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2480">
            <text:p>248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3-m long log in swale of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0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3860">
            <text:p>386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5-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4625">
            <text:p>1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4565">
            <text:p>4565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1-m long tree root-plate fragment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2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4785">
            <text:p>478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3-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462499999999999">
            <text:p>1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2482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5475">
            <text:p>547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Paired Mya tnuncata from glacial marine silt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">
            <text:p>20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6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1050">
            <text:p>105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.5-m long log on raised beach above storm limi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70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2205">
            <text:p>220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1.5-m long log embedded into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1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3240">
            <text:p>324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Whale vertebrae o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2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4345">
            <text:p>434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Whale skull fragment on buri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1.4625">
            <text:p>1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3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4695">
            <text:p>469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3-m long whale jaw bone on raised spit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4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5905">
            <text:p>590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Whale skull fragment on buri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5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6045">
            <text:p>604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Driftwood at marine escarpmen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462499999999999">
            <text:p>2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9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9660">
            <text:p>966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2-m long whale ribimb edd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5.462499999999999">
            <text:p>4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8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9705">
            <text:p>970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Driftwood embedded into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3.462499999999999">
            <text:p>4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3G2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1865">
            <text:p>186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.5-m long whale rib embedd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4G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2845">
            <text:p>284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Whale vertebrae disc imbedd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625000000000004">
            <text:p>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5_1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3950">
            <text:p>395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2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1.4625">
            <text:p>1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5_2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4380">
            <text:p>438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1.2-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5679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4435">
            <text:p>443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.462499999999999">
            <text:p>2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6586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6300">
            <text:p>630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8.462499999999999">
            <text:p>2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7G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9660">
            <text:p>9660</text:p>
          </table:table-cell>
          <table:table-cell table:style-name="ACE-1" office:value-type="float" office:value="165">
            <text:p>165</text:p>
          </table:table-cell>
          <table:table-cell table:style-name="ACE-1" office:value-type="string">
            <text:p>Whale vertebrae on raised beach</text:p>
          </table:table-cell>
          <table:table-cell table:style-name="ACE-1" office:value-type="string">
            <text:p>marine</text:p>
          </table:table-cell>
          <table:table-cell table:number-columns-repeated="2" table:style-name="ACE-1"/>
          <table:table-cell table:style-name="ACE-1" office:value-type="float" office:value="0">
            <text:p>0</text:p>
          </table:table-cell>
          <table:table-cell table:style-name="ACE-1" office:value-type="float" office:value="34.462499999999999">
            <text:p>3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0" table:number-rows-repeated="132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4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6:01:1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